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7e76" officeooo:paragraph-rsid="001b7e76"/>
    </style:style>
    <style:style style:name="P2" style:family="paragraph" style:parent-style-name="Standard">
      <style:text-properties officeooo:rsid="001b7e76" officeooo:paragraph-rsid="0024fef5"/>
    </style:style>
    <style:style style:name="P3" style:family="paragraph" style:parent-style-name="Standard">
      <style:text-properties officeooo:rsid="001f2562" officeooo:paragraph-rsid="001f2562"/>
    </style:style>
    <style:style style:name="P4" style:family="paragraph" style:parent-style-name="Standard">
      <style:text-properties officeooo:rsid="002b2bc7" officeooo:paragraph-rsid="00308611"/>
    </style:style>
    <style:style style:name="P5" style:family="paragraph" style:parent-style-name="Standard">
      <style:text-properties officeooo:rsid="0032fb83" officeooo:paragraph-rsid="0032fb83"/>
    </style:style>
    <style:style style:name="P6" style:family="paragraph" style:parent-style-name="Standard">
      <style:text-properties officeooo:rsid="00380d1d" officeooo:paragraph-rsid="00380d1d"/>
    </style:style>
    <style:style style:name="P7" style:family="paragraph" style:parent-style-name="Standard">
      <style:text-properties officeooo:rsid="00308611" officeooo:paragraph-rsid="00308611"/>
    </style:style>
    <style:style style:name="P8" style:family="paragraph" style:parent-style-name="Standard">
      <style:text-properties officeooo:rsid="004062a9" officeooo:paragraph-rsid="0045715d"/>
    </style:style>
    <style:style style:name="P9" style:family="paragraph" style:parent-style-name="Standard">
      <style:text-properties officeooo:rsid="0045a7d8" officeooo:paragraph-rsid="0056cebf"/>
    </style:style>
    <style:style style:name="P10" style:family="paragraph" style:parent-style-name="Standard">
      <style:text-properties officeooo:rsid="004716c7" officeooo:paragraph-rsid="005d53fa"/>
    </style:style>
    <style:style style:name="P11" style:family="paragraph" style:parent-style-name="Standard">
      <style:text-properties officeooo:rsid="005ef925" officeooo:paragraph-rsid="005ef925"/>
    </style:style>
    <style:style style:name="P12" style:family="paragraph" style:parent-style-name="Standard">
      <style:text-properties officeooo:rsid="005ef925" officeooo:paragraph-rsid="004716c7"/>
    </style:style>
    <style:style style:name="P13" style:family="paragraph" style:parent-style-name="Standard">
      <style:text-properties officeooo:rsid="0062304a" officeooo:paragraph-rsid="0065188f"/>
    </style:style>
    <style:style style:name="T1" style:family="text">
      <style:text-properties officeooo:rsid="001c8002"/>
    </style:style>
    <style:style style:name="T2" style:family="text">
      <style:text-properties officeooo:rsid="002080a4"/>
    </style:style>
    <style:style style:name="T3" style:family="text">
      <style:text-properties officeooo:rsid="0024fef5"/>
    </style:style>
    <style:style style:name="T4" style:family="text">
      <style:text-properties officeooo:rsid="0029be45"/>
    </style:style>
    <style:style style:name="T5" style:family="text">
      <style:text-properties officeooo:rsid="002c3360"/>
    </style:style>
    <style:style style:name="T6" style:family="text">
      <style:text-properties officeooo:rsid="003376ac"/>
    </style:style>
    <style:style style:name="T7" style:family="text">
      <style:text-properties officeooo:rsid="004321f4"/>
    </style:style>
    <style:style style:name="T8" style:family="text">
      <style:text-properties officeooo:rsid="0044a2de"/>
    </style:style>
    <style:style style:name="T9" style:family="text">
      <style:text-properties officeooo:rsid="0046535d"/>
    </style:style>
    <style:style style:name="T10" style:family="text">
      <style:text-properties officeooo:rsid="004716c7"/>
    </style:style>
    <style:style style:name="T11" style:family="text">
      <style:text-properties officeooo:rsid="004c58af"/>
    </style:style>
    <style:style style:name="T12" style:family="text">
      <style:text-properties officeooo:rsid="005ef925"/>
    </style:style>
    <style:style style:name="T13" style:family="text">
      <style:text-properties officeooo:rsid="0060783d"/>
    </style:style>
    <style:style style:name="T14" style:family="text">
      <style:text-properties officeooo:rsid="0060c684"/>
    </style:style>
    <style:style style:name="T15" style:family="text">
      <style:text-properties officeooo:rsid="006327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The topology of cortical networks is subject to <text:span text:style-name="T1">to constant change and the mechanisms involved in these dynamics are driven by the timing of neuronal spiking. Consequently, the success of a computational model of the self-organization of synaptic connectivity not only depends on the physiological accuracy of the plasticity mechanisms itself, but also on a realistic modeling of neuronal activity, e.g. since exact spike timing contains information on causal relations between pre- and postsynaptic activity. Experiments have found evidence for a strong heterogeneity among the average firing rates of cortical neurons, approximately following a log-normal distribution. In the context of synaptic plasticity it has been suggested that this property of neuronal firing has functional role in the formation of stable subnetworks. Furthermore, log-normal distributions are also known to well describe the statistics of synaptic efficacies in cortical networks. </text:span></text:p>
      <text:p text:style-name="P1"/>
      <text:p text:style-name="P3">We <text:span text:style-name="T4">here </text:span>present a self-organizing recurrent spiking network that <text:span text:style-name="T3">exhibits log-normal statistics among the distribution of both synaptic weights, as well as of neuronal firing rates</text:span>. To our knowledge, it is the first model <text:span text:style-name="T2">that achieves this by means of a set of basic biologically motivated mechanisms, without the need for modifications that target specific experimental findings. Our model also comprises other features of synaptic connectivity that have been reported in experimental studies, such as an over representation of bidirectional connectivity.</text:span></text:p>
      <text:p text:style-name="P3"/>
      <text:p text:style-name="P4">The presented network model is a combination of a self-organizing spiking neural network (LIF-SORN) and a recently proposed mechanism known as diffusive homeostasis, which has been shown to allow for a heavy-tailed, log-normal distribution of firing rates. <text:span text:style-name="T5">Further investigating this concept, we found that the spatial configuration of neurons could determine individual homeostatic targets of activity in our network model, raising the question whether this effect might play a role in real cortical networks.</text:span></text:p>
      <text:p text:style-name="P4"/>
      <text:p text:style-name="P7">Author Summary</text:p>
      <text:p text:style-name="P4"/>
      <text:p text:style-name="P5">Using a combination of a self-organizing recurrent network model and a mechanism known as diffusive homeostasis, we could reproduce experimental findings on the statistics of synaptic connectivities, as well as <text:span text:style-name="T6">on the distribution of neuronal firing rates. It is the first recurrent network model to achieve this by means of a set of basic biological mechanisms, allowing the observed network structure and activity to develop autonomously without ad-hoc modifications targeting a particularly desired result. Moreover, by analyzing the diffusive control, we found that the statistics of firing rates within the network are strongly affected by fluctuations of neuronal spatial densities, which raised the question whether this effect could also be observed in real cortical networks.</text:span></text:p>
      <text:p text:style-name="P5"/>
      <text:p text:style-name="P6">Introduction</text:p>
      <text:p text:style-name="P6"/>
      <text:p text:style-name="P8"><text:span text:style-name="T8">It has been shown experimentally that h</text:span>ighly skewed, log-normal <text:span text:style-name="T8">statistical distributions are present </text:span>in cortical networks<text:span text:style-name="T8"> in the context of</text:span> <text:span text:style-name="T8">n</text:span>euronal firing rates <text:span text:style-name="T7">[Battaglia_2005,Mizuseki_2013]</text:span> as well as synaptic efficacies <text:span text:style-name="T8">[Song_Connectivity_2005, Lefort_2009]</text:span>. </text:p>
      <text:p text:style-name="P8"/>
      <text:p text:style-name="P9"><text:span text:style-name="T11">This</text:span> <text:span text:style-name="T9">heterogeneity of firing rates and synaptic efficacies</text:span> is <text:span text:style-name="T11">thought </text:span>not to be <text:span text:style-name="T9">involved in the</text:span> preservation of stable synaptic structures while still allowing synaptic rewiring in order to adapt to changes in external stimuli [<text:span text:style-name="T9">Buzsaki_2004, Buzsaki_Fir_Rates_2014</text:span>]. <text:span text:style-name="T10">Furthermore, a broad distribution of firing rates may serve to improve encoding of external stimuli [Marsat_2010]. Although the functional role of these statistical features have been investigated, the fundamental mechanisms required to give rise to these properties are still a point of debate. Combinations of additive STDP and multiplicative dynamics have been proposed as well as modified, weight dependent STDP rules in order to explain the heavy-tailed distribution of synaptic weights </text:span><text:soft-page-break/><text:span text:style-name="T10">[Statman_Synapses_2014,Gilson_2011]. Furthermore, while synaptic efficacies do certainly affect neuronal activity, it is not clear whether a heavy-tailed distribution of weights is a necessary condition for the emergence of a correspondingly heavy-tailed distribution of neuronal firing rates, or if e.g. the intrinsic nonlinearity of the activation function of biological neurons is a sufficient explanation [Koulakov_2009, Roxin_Firing_Rate_Distribution]. </text:span></text:p>
      <text:p text:style-name="P9"/>
      <text:p text:style-name="P10">The interplay between synaptic connectivity and neuronal is further affected by homeostatic mechanisms that regulate neuronal firing rates on different timescales. Experimental studies have indicated that populations of neurons do not only exhibit broad distributions of firing rates, but also that these distributions are maintained on a single-cell level by means of individual homeostatic targets of activity [Mizuseki_2013,Hengen_2016]. However, the biological origin of these intercellular differences in target activity are still to be explored. <text:span text:style-name="T12">Furthermore, homeostatic mechanisms should not interfere with transient, momentary changes, since it could potentially disturb information processing and transmission. </text:span></text:p>
      <text:p text:style-name="P12"/>
      <text:p text:style-name="P11">A model of diffusive homeostasis was introduced by Sweeney et al. [20], suggesting that diffusive signaling <text:span text:style-name="T14">via nitric oxide (NO) </text:span>could resolve th<text:span text:style-name="T13">is</text:span> dichotomy between overall stability of firing activity and the need to allow <text:span text:style-name="T13">a certain amount </text:span>flexibility among individual neurons’ activities. Through the diffusive signal, each neurons receives - intuitively speaking - a mixture of its own activity and its neighboring neurons. <text:span text:style-name="T13">T</text:span>he overall population activity is <text:span text:style-name="T13">thereby </text:span>kept at a constant level, <text:span text:style-name="T14">while allowing the overall distribution of firing rates to be approximately log-normal distributed. </text:span></text:p>
      <text:p text:style-name="P11"/>
      <text:p text:style-name="P13">We believe that a combination of diffusive homeostasis and the <text:span text:style-name="T15">recurrent network model</text:span> that <text:span text:style-name="T15">has </text:span>been investigated <text:span text:style-name="T15">previously</text:span> <text:span text:style-name="T15">and referred to as </text:span>LIF-SORN provides a realistic <text:span text:style-name="T15">model of cortical activity and self-organization. This paper presents and discusses the results of this approach with respect to the aforementioned aspects: Developing a recurrent network structure that gives rise non-random statistical features found in experiments while at the same time exhibiting stable neuronal activity, resembling a log-normal distribution of firing rates. Furthermore, we predicted excitatory activity on the level of individual cells by an analytic approach, thereby gaining an understanding of the relation between spatial structure and firing rates. In the face of possible new features within the network’s structure, we clarify the causal relation between diffusive spatial interaction and synaptic topology.</text:span></text:p>
      <text:p text:style-name="P11"/>
      <text:p text:style-name="P11"/>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4:22:09.953993111</meta:creation-date>
    <dc:date>2017-05-16T15:52:51.455693791</dc:date>
    <meta:editing-duration>PT14H58M7S</meta:editing-duration>
    <meta:editing-cycles>31</meta:editing-cycles>
    <meta:generator>LibreOffice/5.1.6.2$Linux_X86_64 LibreOffice_project/10m0$Build-2</meta:generator>
    <meta:document-statistic meta:table-count="0" meta:image-count="0" meta:object-count="0" meta:page-count="2" meta:paragraph-count="12" meta:word-count="916" meta:character-count="6556" meta:non-whitespace-character-count="5647"/>
  </office:meta>
</office:document-meta>
</file>